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bf4b" officeooo:paragraph-rsid="001cbf4b"/>
    </style:style>
    <style:style style:name="P2" style:family="paragraph" style:parent-style-name="Standard">
      <style:text-properties officeooo:rsid="001e7f69" officeooo:paragraph-rsid="001e7f69"/>
    </style:style>
    <style:style style:name="P3" style:family="paragraph" style:parent-style-name="Standard">
      <style:text-properties officeooo:rsid="001ef069" officeooo:paragraph-rsid="001ef069"/>
    </style:style>
    <style:style style:name="P4" style:family="paragraph" style:parent-style-name="Standard">
      <style:paragraph-properties style:border-line-width-bottom="0.0047in 0.0047in 0.0047in" fo:padding="0.0291in" fo:border-left="none" fo:border-right="none" fo:border-top="none" fo:border-bottom="0.99pt double #000000" style:join-border="false"/>
      <style:text-properties officeooo:rsid="001cbf4b" officeooo:paragraph-rsid="001cbf4b"/>
    </style:style>
    <style:style style:name="P5" style:family="paragraph" style:parent-style-name="Standard">
      <style:paragraph-properties style:border-line-width-bottom="0.0047in 0.0047in 0.0047in" fo:padding="0.0291in" fo:border-left="none" fo:border-right="none" fo:border-top="none" fo:border-bottom="0.99pt double #000000" style:join-border="false"/>
      <style:text-properties officeooo:rsid="001ef069" officeooo:paragraph-rsid="001ef0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f of OS :</text:p>
      <text:p text:style-name="P1">A bunch of software and data that resides in memory. Os is a highly priviledged software that performs operations like reading-writing from and to disk, talking over the network, controls memory, utilized CPU efficiently.</text:p>
      <text:p text:style-name="P1"/>
      <text:p text:style-name="P1">Role of OS : </text:p>
      <text:p text:style-name="P1">1. Hiding complexities of hardware from user</text:p>
      <text:p text:style-name="P1">2. Managing and governing entire hardware of the machine</text:p>
      <text:p text:style-name="P1">3. Managing I/O resources between many programs using CPU</text:p>
      <text:p text:style-name="P1">4. handling interrupts generated by I/O device controllers</text:p>
      <text:p text:style-name="P1">5. scheduling and running multiprogramming and multi-processing</text:p>
      <text:p text:style-name="P4"/>
      <text:p text:style-name="P1"/>
      <text:p text:style-name="P1">Os code can be invoked whenever there is - </text:p>
      <text:p text:style-name="P1">a. <text:s/>system call made</text:p>
      <text:p text:style-name="P1">b. interrupt occurs</text:p>
      <text:p text:style-name="P4">c. exception occurs</text:p>
      <text:p text:style-name="P1"/>
      <text:p text:style-name="P2">What are kernel modules?</text:p>
      <text:p text:style-name="P5">Kernel modules allow programming code to be added into the kernel dynamically. Kernel loads only those modules which are necessary. All extra modules are unloaded so as to use the resources and memory efficiently. </text:p>
      <text:p text:style-name="P3"/>
      <text:p text:style-name="P3">Why are memory errors more dangerous in kernel?</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6T14:16:22.031019984</meta:creation-date>
    <dc:date>2017-03-07T13:01:56.219974839</dc:date>
    <meta:editing-duration>PT22H14M33S</meta:editing-duration>
    <meta:editing-cycles>1</meta:editing-cycles>
    <meta:document-statistic meta:table-count="0" meta:image-count="0" meta:object-count="0" meta:page-count="1" meta:paragraph-count="15" meta:word-count="147" meta:character-count="909" meta:non-whitespace-character-count="773"/>
    <meta:generator>LibreOffice/5.2.2.2$Linux_X86_64 LibreOffice_project/20m0$Build-2</meta:generator>
  </office:meta>
</office:document-meta>
</file>